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7f53" officeooo:paragraph-rsid="00187f5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7f53" officeooo:paragraph-rsid="00187f53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ping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10:27:17.947855913</meta:creation-date>
    <meta:generator>LibreOffice/6.4.7.2$Linux_X86_64 LibreOffice_project/40$Build-2</meta:generator>
    <dc:date>2024-12-19T10:29:11.423274373</dc:date>
    <meta:editing-duration>PT1M5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